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8.11cm" table:align="center" style:writing-mode="lr-tb"/>
    </style:style>
    <style:style style:name="Tabella1.A" style:family="table-column">
      <style:table-column-properties style:column-width="3.112cm"/>
    </style:style>
    <style:style style:name="Tabella1.B" style:family="table-column">
      <style:table-column-properties style:column-width="1.369cm"/>
    </style:style>
    <style:style style:name="Tabella1.C" style:family="table-column">
      <style:table-column-properties style:column-width="1.122cm"/>
    </style:style>
    <style:style style:name="Tabella1.E" style:family="table-column">
      <style:table-column-properties style:column-width="1.386cm"/>
    </style:style>
    <style:style style:name="Tabella1.1" style:family="table-row">
      <style:table-row-properties style:min-row-height="0.166cm" style:keep-together="true"/>
    </style:style>
    <style:style style:name="Tabella1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a1.E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P1" style:family="paragraph" style:parent-style-name="Standard" style:master-page-name="Standard">
      <style:paragraph-properties fo:margin-top="0cm" fo:margin-bottom="0.635cm" fo:text-align="center" style:justify-single-word="false"/>
    </style:style>
    <style:style style:name="P2" style:family="paragraph" style:parent-style-name="Standard">
      <style:paragraph-properties fo:margin-top="0cm" fo:margin-bottom="0.635cm"/>
      <style:text-properties fo:font-size="14pt" style:font-size-asian="14pt" style:font-size-complex="14pt"/>
    </style:style>
    <style:style style:name="P3" style:family="paragraph" style:parent-style-name="Standard" style:list-style-name="WW8Num1">
      <style:paragraph-properties fo:margin-top="0cm" fo:margin-bottom="0.635cm"/>
    </style:style>
    <style:style style:name="P4" style:family="paragraph" style:parent-style-name="Standard">
      <style:paragraph-properties fo:text-align="end" style:justify-single-word="false" style:snap-to-layout-grid="false"/>
      <style:text-properties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text-align="end" style:justify-single-word="false" style:snap-to-layout-grid="false"/>
      <style:text-properties fo:font-size="14pt" style:font-size-asian="14pt" style:font-size-complex="14pt"/>
    </style:style>
    <style:style style:name="P6" style:family="paragraph" style:parent-style-name="Standard">
      <style:paragraph-properties fo:margin-top="0cm" fo:margin-bottom="0.635cm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style:text-underline-style="solid" style:text-underline-width="auto" style:text-underline-color="font-color" style:font-size-asian="14pt"/>
    </style:style>
    <style:style style:name="T6" style:family="text">
      <style:text-properties fo:font-size="14pt" style:font-size-asian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ERCIZIO:</text:span></text:p>
      <text:p text:style-name="P2"/>
      <text:list text:style-name="WW8Num1">
        <text:list-item>
          <text:p text:style-name="P3"><text:span text:style-name="T2">Aprire</text:span><text:span text:style-name="T3"> la presentazione </text:span><text:span text:style-name="T4">dolciumi</text:span><text:span text:style-name="T3">.</text:span></text:p>
        </text:list-item>
        <text:list-item>
          <text:p text:style-name="P3"><text:span text:style-name="T5">Applicare</text:span><text:span text:style-name="T6">, a tutte le diapositive, la combinazione di animazioni “Spirale in dissolvenza”.</text:span></text:p>
        </text:list-item>
        <text:list-item>
          <text:p text:style-name="P3"><text:span text:style-name="T3">Nella terza diapositiva </text:span><text:span text:style-name="T2">aggiungere</text:span><text:span text:style-name="T3"> un’animazione di entrata “a veneziana” alla ClipArt in modo che venga nascosta al termine dell’animazione.</text:span></text:p>
        </text:list-item>
        <text:list-item>
          <text:p text:style-name="P3"><text:span text:style-name="T3">Nella diapositiva del grafico </text:span><text:span text:style-name="T2">aggiungere</text:span><text:span text:style-name="T3"> una nuova serie di dati a quella presente:</text:span></text:p>
        </text:list-item>
      </text:list>
      <table:table table:name="Tabella1" table:style-name="Tabella1">
        <table:table-column table:style-name="Tabella1.A"/>
        <table:table-column table:style-name="Tabella1.B"/>
        <table:table-column table:style-name="Tabella1.C" table:number-columns-repeated="2"/>
        <table:table-column table:style-name="Tabella1.E"/>
        <table:table-row table:style-name="Tabella1.1">
          <table:table-cell table:style-name="Tabella1.A1" office:value-type="string">
            <text:p text:style-name="P4">Anno scorso</text:p>
          </table:table-cell>
          <table:table-cell table:style-name="Tabella1.A1" office:value-type="string">
            <text:p text:style-name="P5">510</text:p>
          </table:table-cell>
          <table:table-cell table:style-name="Tabella1.A1" office:value-type="string">
            <text:p text:style-name="P5">64</text:p>
          </table:table-cell>
          <table:table-cell table:style-name="Tabella1.A1" office:value-type="string">
            <text:p text:style-name="P5">40</text:p>
          </table:table-cell>
          <table:table-cell table:style-name="Tabella1.E1" office:value-type="string">
            <text:p text:style-name="P5">270</text:p>
          </table:table-cell>
        </table:table-row>
      </table:table>
      <text:p text:style-name="P6"/>
      <text:list text:style-name="WW8Num1" text:continue-numbering="true">
        <text:list-item>
          <text:p text:style-name="P3"><text:span text:style-name="T2">Animare</text:span><text:span text:style-name="T3"> il grafico in modo che entrino in dissolvenza le singole serie: 0-15, 16-30, 30-40, Over 40.</text:span></text:p>
        </text:list-item>
        <text:list-item>
          <text:p text:style-name="P3"><text:span text:style-name="T3">Per l’ultima diapositiva </text:span><text:span text:style-name="T2">scegliere</text:span><text:span text:style-name="T3"> “Nessuna animazione” da Combinazione animazioni e aggiungere un’entrata in dissolvenza per ogni paragrafo del punto elenco. Il paragrafo deve scomparire quando entra il successivo punto.</text:span></text:p>
        </text:list-item>
        <text:list-item>
          <text:p text:style-name="P3"><text:span text:style-name="T6">Nello schema diapositive </text:span><text:span text:style-name="T5">inserire</text:span><text:span text:style-name="T6"> una stella all’altezza del titolo che passi dall’esterno sinistro all’esterno destro rotoland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ESERCIZIO 6:</dc:title>
    <meta:initial-creator>caresia.marco</meta:initial-creator>
    <meta:creation-date>2006-07-20T01:48:00</meta:creation-date>
    <dc:creator>Marco</dc:creator>
    <dc:date>2006-07-20T01:48:00</dc:date>
    <meta:print-date>2005-12-20T16:05:00</meta:print-date>
    <dc:language>it-IT</dc:language>
    <meta:editing-cycles>2</meta:editing-cycles>
    <meta:editing-duration>PT1M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3" meta:word-count="120" meta:character-count="828"/>
  </office:meta>
</office:document-meta>
</file>